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！？　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手がシールドの展開な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畳み掛けますわよ、サッフ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ひいいぃ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は洸龍玉の使い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ノーダメージはすご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長くは持ち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、ブロンシュぅ・・・ひぐ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・・・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・・・ハ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ぇ・・・ぜぇ・・・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Hehhh... hehh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わわわわ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覚悟を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が起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間に合っ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？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4体持ち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死神だって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いつらは、どういたしま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